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line-height="100%" fo:text-indent="-0.25in" style:auto-text-indent="false"/>
    </style:style>
    <style:style style:name="P13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15" style:family="paragraph" style:parent-style-name="Standard">
      <style:paragraph-properties fo:margin-left="1in" fo:margin-right="0in" fo:line-height="100%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in" fo:margin-right="0in" fo:line-height="100%" fo:text-indent="0in" style:auto-text-indent="false"/>
    </style:style>
    <style:style style:name="P17" style:family="paragraph" style:parent-style-name="Standard">
      <style:paragraph-properties fo:margin-left="1in" fo:margin-right="0in" fo:line-height="150%" fo:text-indent="0in" style:auto-text-indent="false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19" style:family="paragraph" style:parent-style-name="Title" style:master-page-name="Standard">
      <style:paragraph-properties fo:margin-top="0.1945in" fo:margin-bottom="0.0417in" loext:contextual-spacing="false" fo:line-height="100%" fo:text-align="center" style:justify-single-word="false" fo:keep-together="auto" style:page-number="1" fo:keep-with-next="auto"/>
    </style:style>
    <style:style style:name="P2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Ubuntu" fo:font-size="27pt" fo:font-weight="bold" style:font-name-asian="Ubuntu1" style:font-size-asian="27pt" style:font-weight-asian="bold" style:font-name-complex="Ubuntu1" style:font-size-complex="27pt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size="13pt" fo:font-weight="bold" style:font-size-asian="13pt" style:font-weight-asian="bold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italic" style:font-size-asian="13pt" style:font-style-asian="italic" style:font-size-complex="13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2vdd7ncwjwek"/><text:span text:style-name="T1">Ring of Chaotic Illumination</text:span></text:p>
      <text:p text:style-name="P1"/>
      <text:p text:style-name="P20"><text:bookmark text:name="_2jqjhvgd1qv8"/><text:span text:style-name="T2">Physical Description</text:span></text:p>
      <text:p text:style-name="P2"><text:span text:style-name="T4">The ring appears as a circle of obsidian pulsing with an inner violet light. When touched by a chaotic warlock, infernal inscriptions manifest on its surface, reading </text:span><text:span text:style-name="T5">"True power comes from Chaos"</text:span><text:span text:style-name="T4"> in Infernal script. To all others, it appears as a simple cobalt blue aquamarine ring with subtle shifting patterns.</text:span></text:p>
      <text:p text:style-name="Standard"><draw:rect text:anchor-type="as-char" style:rel-width="100%" draw:z-index="0" draw:style-name="gr1" draw:text-style-name="P21" svg:width="0.0012in" svg:height="0.0213in"><text:p/></draw:rect></text:p>
      <text:p text:style-name="P20"><text:bookmark text:name="_y7ccofhorvub"/><text:span text:style-name="T2">Known History</text:span></text:p>
      <text:p text:style-name="P2"><text:span text:style-name="T4">During the Era of Torments, when the gods walked Toril, this ring was forged in the midst of a crucial battle between divine forces. Centuries later, it was recovered by a powerful Netherese mage, Vess'ith Shadowweaver, and retained part of its original divine power.</text:span></text:p>
      <text:p text:style-name="Standard"><draw:rect text:anchor-type="as-char" style:rel-width="100%" draw:z-index="1" draw:style-name="gr1" draw:text-style-name="P21" svg:width="0.0012in" svg:height="0.0213in"><text:p/></draw:rect></text:p>
      <text:p text:style-name="P20"><text:bookmark text:name="_jjzw3xke5im2"/><text:span text:style-name="T2">Powers</text:span></text:p>
      <text:p text:style-name="P2"><text:span text:style-name="T6">Market Price:</text:span><text:span text:style-name="T4"> 62,000 gp<text:line-break/> </text:span><text:span text:style-name="T6">Slot:</text:span><text:span text:style-name="T4"> Ring</text:span></text:p>
      <text:list xml:id="list2479242016" text:style-name="WWNum1">
        <text:list-item>
          <text:p text:style-name="P3"><text:span text:style-name="T6">Enhanced Vision<text:line-break/></text:span></text:p>
          <text:list>
            <text:list-item>
              <text:p text:style-name="P8"><text:span text:style-name="T4">Superior Darkvision: 120 ft<text:line-break/></text:span></text:p>
            </text:list-item>
            <text:list-item>
              <text:p text:style-name="P8"><text:span text:style-name="T4">See through magical darkness (60 ft)<text:line-break/></text:span></text:p>
            </text:list-item>
            <text:list-item>
              <text:p text:style-name="P8"><text:span text:style-name="T4">Low-light vision<text:line-break/></text:span></text:p>
            </text:list-item>
          </text:list>
        </text:list-item>
        <text:list-item>
          <text:p text:style-name="P5"><text:span text:style-name="T6">Wings of Shadow<text:line-break/></text:span></text:p>
          <text:list>
            <text:list-item>
              <text:p text:style-name="P8"><text:span text:style-name="T4">Summons ethereal wings made of shadow and violet lightning<text:line-break/></text:span></text:p>
            </text:list-item>
            <text:list-item>
              <text:p text:style-name="P8"><text:span text:style-name="T4">Fly speed 60 ft (good maneuverability)<text:line-break/></text:span></text:p>
            </text:list-item>
            <text:list-item>
              <text:p text:style-name="P8"><text:span text:style-name="T4">Grants use of the </text:span><text:span text:style-name="T5">Flyby Attack</text:span><text:span text:style-name="T4"> feat when wings are active<text:line-break/></text:span></text:p>
            </text:list-item>
            <text:list-item>
              <text:p text:style-name="P10"><text:span text:style-name="T4">Free action to summon/dismiss</text:span></text:p>
            </text:list-item>
          </text:list>
        </text:list-item>
      </text:list>
      <text:p text:style-name="P13"/>
      <text:p text:style-name="P14"><text:span text:style-name="T4"><text:line-break/></text:span></text:p>
      <text:list xml:id="list135255855279211" text:continue-numbering="true" text:style-name="WWNum1">
        <text:list-item>
          <text:p text:style-name="P3"><text:span text:style-name="T6">Shadow Step<text:line-break/></text:span></text:p>
          <text:list>
            <text:list-item>
              <text:p text:style-name="P8"><text:span text:style-name="T4">Teleport between shadows every 5 rounds<text:line-break/></text:span></text:p>
            </text:list-item>
            <text:list-item>
              <text:p text:style-name="P8"><text:span text:style-name="T4">Range: 60 ft<text:line-break/></text:span></text:p>
            </text:list-item>
            <text:list-item>
              <text:p text:style-name="P10"><text:span text:style-name="T4">Activated as a move action</text:span><text:line-break/></text:p>
            </text:list-item>
          </text:list>
        </text:list-item>
      </text:list>
      <text:p text:style-name="Standard"><text:soft-page-break/><draw:rect text:anchor-type="as-char" style:rel-width="100%" draw:z-index="2" draw:style-name="gr1" draw:text-style-name="P21" svg:width="0.0012in" svg:height="0.0213in"><text:p/></draw:rect></text:p>
      <text:p text:style-name="P20"><text:bookmark text:name="_579dfj60fdqa"/><text:span text:style-name="T2">Special Notes</text:span></text:p>
      <text:p text:style-name="P2"><text:span text:style-name="T4">For those not destined to wield it, the ring appears only as a </text:span><text:span text:style-name="T6">Ring of +3 Resistance</text:span><text:span text:style-name="T4"> (saves) made of cobalt blue aquamarine with subtle internal shifting patterns.</text:span></text:p>
      <text:p text:style-name="Standard"><draw:rect text:anchor-type="as-char" style:rel-width="100%" draw:z-index="3" draw:style-name="gr1" draw:text-style-name="P21" svg:width="0.0012in" svg:height="0.0213in"><text:p/></draw:rect></text:p>
      <text:p text:style-name="P20"><text:bookmark text:name="_4ceioyg8y8gg"/><text:span text:style-name="T2">Activation Commands</text:span></text:p>
      <text:p text:style-name="P2"><text:span text:style-name="T4">The ring responds to commands in Infernal, imprinted telepathically in the wearer’s mind. Each power has a specific command word:</text:span></text:p>
      <text:list xml:id="list1441879039" text:style-name="WWNum3">
        <text:list-item>
          <text:p text:style-name="P4"><text:span text:style-name="T6">Enhanced Vision<text:line-break/></text:span></text:p>
          <text:list>
            <text:list-item>
              <text:p text:style-name="P9"><text:span text:style-name="T4">Activate: </text:span><text:span text:style-name="T5">“Noctis Revelum”</text:span><text:span text:style-name="T4"> (free action)<text:line-break/></text:span></text:p>
            </text:list-item>
            <text:list-item>
              <text:p text:style-name="P9"><text:span text:style-name="T4">Deactivate: </text:span><text:span text:style-name="T5">“Noctis Velum”</text:span><text:span text:style-name="T4"> (free action)<text:line-break/></text:span></text:p>
            </text:list-item>
            <text:list-item>
              <text:p text:style-name="P9"><text:span text:style-name="T4">Duration: Remains active until deactivated<text:line-break/></text:span></text:p>
            </text:list-item>
          </text:list>
        </text:list-item>
        <text:list-item>
          <text:p text:style-name="P6"><text:span text:style-name="T6">Wings of Shadow<text:line-break/></text:span></text:p>
          <text:list>
            <text:list-item>
              <text:p text:style-name="P9"><text:span text:style-name="T4">Summon: </text:span><text:span text:style-name="T5">“Umbra Volum”</text:span><text:span text:style-name="T4"> (free action)<text:line-break/></text:span></text:p>
            </text:list-item>
            <text:list-item>
              <text:p text:style-name="P9"><text:span text:style-name="T4">Dismiss: </text:span><text:span text:style-name="T5">“Umbra Cessum”</text:span><text:span text:style-name="T4"> (free action)<text:line-break/></text:span></text:p>
            </text:list-item>
            <text:list-item>
              <text:p text:style-name="P9"><text:span text:style-name="T4">Note: Wings may be summoned and dismissed instantly<text:line-break/></text:span></text:p>
            </text:list-item>
          </text:list>
        </text:list-item>
        <text:list-item>
          <text:p text:style-name="P6"><text:span text:style-name="T6">Shadow Step<text:line-break/></text:span></text:p>
          <text:list>
            <text:list-item>
              <text:p text:style-name="P9"><text:span text:style-name="T7">Command: </text:span><text:span text:style-name="T8">“Tenebris Saltum”</text:span><text:span text:style-name="T7"> (move action)<text:line-break/></text:span></text:p>
            </text:list-item>
            <text:list-item>
              <text:p text:style-name="P9"><text:span text:style-name="T7">No deactivation needed (instantaneous effect)</text:span><text:span text:style-name="T4"><text:line-break/></text:span></text:p>
            </text:list-item>
            <text:list-item>
              <text:p text:style-name="P11"><text:span text:style-name="T4">Duration: Usable every 5 rounds</text:span></text:p>
            </text:list-item>
          </text:list>
        </text:list-item>
      </text:list>
      <text:p text:style-name="Heading_20_3"><text:bookmark text:name="_2yi8rf8xnz1t"/><text:span text:style-name="T3">These powers activate only when facing cerebromorphosis or similar mind-control transformation (Lathander Side)</text:span> </text:p>
      <text:p text:style-name="P1"/>
      <text:list xml:id="list1300679975" text:style-name="WWNum2">
        <text:list-item>
          <text:p text:style-name="P7"><text:span text:style-name="T6">Dawn's Defiance (Su) - Crisis Activated</text:span><text:span text:style-name="T9"> </text:span></text:p>
        </text:list-item>
      </text:list>
      <text:p text:style-name="P18"/>
      <text:list xml:id="list135254874422061" text:continue-numbering="true" text:style-name="WWNum2">
        <text:list-item>
          <text:list>
            <text:list-item>
              <text:p text:style-name="P12"><text:span text:style-name="T4">When subjected to mind-affecting transformation (cerebromorphosis, vampirism, lycanthropy) </text:span></text:p>
            </text:list-item>
          </text:list>
        </text:list-item>
      </text:list>
      <text:p text:style-name="P15"/>
      <text:list xml:id="list135255467813574" text:continue-numbering="true" text:style-name="WWNum2">
        <text:list-item>
          <text:list>
            <text:list-item>
              <text:p text:style-name="P12"><text:span text:style-name="T4">Automatically triggers Break Enchantment (CL 15th) as immediate action</text:span></text:p>
            </text:list-item>
          </text:list>
        </text:list-item>
      </text:list>
      <text:p text:style-name="P16"><text:span text:style-name="T4"><text:s/></text:span></text:p>
      <text:list xml:id="list135254914920782" text:continue-numbering="true" text:style-name="WWNum2">
        <text:list-item>
          <text:list>
            <text:list-item>
              <text:p text:style-name="P12"><text:soft-page-break/><text:span text:style-name="T4">Creates 10-foot radius of Daylight for 1 round per HD of wearer </text:span></text:p>
            </text:list-item>
          </text:list>
        </text:list-item>
      </text:list>
      <text:p text:style-name="P15"/>
      <text:list xml:id="list135255774371726" text:continue-numbering="true" text:style-name="WWNum2">
        <text:list-item>
          <text:list>
            <text:list-item>
              <text:p text:style-name="P12"><text:span text:style-name="T4">Grants immunity to mental intrusion for 24 hours after activation</text:span></text:p>
            </text:list-item>
          </text:list>
        </text:list-item>
      </text:list>
      <text:p text:style-name="P15"/>
      <text:list xml:id="list135254443325639" text:continue-numbering="true" text:style-name="WWNum2">
        <text:list-item>
          <text:list>
            <text:list-item>
              <text:p text:style-name="P12"><text:span text:style-name="T4">Limitation: Only functions against involuntary transformations, usable 1/week. </text:span></text:p>
            </text:list-item>
          </text:list>
        </text:list-item>
      </text:list>
      <text:p text:style-name="P17"/>
      <text:list xml:id="list135255006321946" text:continue-numbering="true" text:style-name="WWNum2">
        <text:list-item>
          <text:p text:style-name="P7"><text:span text:style-name="T6">Solar Purge (Su) - Crisis Activated </text:span></text:p>
        </text:list-item>
      </text:list>
      <text:p text:style-name="P18"/>
      <text:list xml:id="list135255537855660" text:continue-numbering="true" text:style-name="WWNum2">
        <text:list-item>
          <text:list>
            <text:list-item>
              <text:p text:style-name="P12"><text:span text:style-name="T4">When Dawn's Defiance triggers, can choose to activate this power </text:span></text:p>
            </text:list-item>
          </text:list>
        </text:list-item>
      </text:list>
      <text:p text:style-name="P15"/>
      <text:list xml:id="list135255583375658" text:continue-numbering="true" text:style-name="WWNum2">
        <text:list-item>
          <text:list>
            <text:list-item>
              <text:p text:style-name="P12"><text:span text:style-name="T4">All aberrations within 30 feet take 1d6 divine damage per wearer's HD (no save)</text:span></text:p>
            </text:list-item>
          </text:list>
        </text:list-item>
      </text:list>
      <text:p text:style-name="P16"><text:span text:style-name="T4"><text:s/></text:span></text:p>
      <text:list xml:id="list135255124903251" text:continue-numbering="true" text:style-name="WWNum2">
        <text:list-item>
          <text:list>
            <text:list-item>
              <text:p text:style-name="P12"><text:span text:style-name="T4">Heals wearer for half the total damage dealt </text:span></text:p>
            </text:list-item>
          </text:list>
        </text:list-item>
      </text:list>
      <text:p text:style-name="P15"/>
      <text:list xml:id="list135256114340593" text:continue-numbering="true" text:style-name="WWNum2">
        <text:list-item>
          <text:list>
            <text:list-item>
              <text:p text:style-name="P12"><text:span text:style-name="T4">Removes one negative level or ability drain effect </text:span></text:p>
            </text:list-item>
          </text:list>
        </text:list-item>
      </text:list>
      <text:p text:style-name="P15"/>
      <text:list xml:id="list135255433328775" text:continue-numbering="true" text:style-name="WWNum2">
        <text:list-item>
          <text:list>
            <text:list-item>
              <text:p text:style-name="P12"><text:span text:style-name="T4">Cost: Ring loses all powers for 24 hours after us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439" meta:character-count="2705" meta:non-whitespace-character-count="2316"/>
    <meta:generator>LibreOfficeDev/6.0.5.2$Linux_X86_64 LibreOffice_project/</meta:generator>
  </office:meta>
</office:document-meta>
</file>